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99">
      <style:table-cell-properties style:text-align-source="fix" style:repeat-content="false" style:vertical-align="middl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6" style:family="table-cell" style:parent-style-name="Default" style:data-style-name="N99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5"/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5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5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ND (&amp;&amp;)</text:p>
          </table:table-cell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OR (||)</text:p>
          </table:table-cell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Default"/>
          <table:table-cell table:style-name="ce1"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4" table:formula="of:=AND([.A2];[.B2])" office:value-type="boolean" office:boolean-value="false" calcext:value-type="boolean">
            <text:p>NEPRAVD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4" table:formula="of:=OR([.E2];[.F2])" office:value-type="boolean" office:boolean-value="false" calcext:value-type="boolean">
            <text:p>NEPRAVD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table:formula="of:=AND([.A3];[.B3])" office:value-type="boolean" office:boolean-value="false" calcext:value-type="boolean">
            <text:p>NEPRAVD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table:formula="of:=OR([.E3];[.F3])" office:value-type="boolean" office:boolean-value="true" calcext:value-type="boolean">
            <text:p>PRAVDA</text:p>
          </table:table-cell>
          <table:table-cell/>
          <table:table-cell table:style-name="ce6" table:formula="of:=NOT([.I2])" office:value-type="boolean" office:boolean-value="true" calcext:value-type="boolean">
            <text:p>PRAVDA</text:p>
          </table:table-cell>
          <table:table-cell table:style-name="ce6" table:formula="of:=NOT([.J2])" office:value-type="boolean" office:boolean-value="false" calcext:value-type="boolean">
            <text:p>NEPRAVDA</text:p>
          </table:table-cell>
          <table:table-cell table:style-name="ce1" office:value-type="string" calcext:value-type="string">
            <text:p>NOT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table:formula="of:=AND([.A4];[.B4])" office:value-type="boolean" office:boolean-value="false" calcext:value-type="boolean">
            <text:p>NEPRAVD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table:formula="of:=OR([.E4];[.F4])" office:value-type="boolean" office:boolean-value="true" calcext:value-type="boolean">
            <text:p>PRAVDA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4" table:formula="of:=AND([.A5];[.B5])" office:value-type="boolean" office:boolean-value="true" calcext:value-type="boolean">
            <text:p>PRAVD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4" table:formula="of:=OR([.E5];[.F5])" office:value-type="boolean" office:boolean-value="true" calcext:value-type="boolean">
            <text:p>PRAVDA</text:p>
          </table:table-cell>
          <table:table-cell table:number-columns-repeated="101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ojtěch Vašek</meta:initial-creator>
    <meta:creation-date>2022-11-02T12:29:50.235673853</meta:creation-date>
    <dc:date>2022-11-02T12:40:50.925498327</dc:date>
    <dc:creator>Vojtěch Vašek</dc:creator>
    <meta:editing-duration>P0D</meta:editing-duration>
    <meta:editing-cycles>1</meta:editing-cycles>
    <meta:generator>LibreOffice/7.3.6.2$Linux_X86_64 LibreOffice_project/30$Build-2</meta:generator>
    <meta:document-statistic meta:table-count="1" meta:cell-count="37" meta:object-count="0"/>
  </office:meta>
</office:document-meta>
</file>